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15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3.78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4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Leitungsbreite </text:p>
          </table:table-cell>
          <table:table-cell office:value-type="string" calcext:value-type="string">
            <text:p><text:s/>1,5 mm </text:p>
          </table:table-cell>
          <table:table-cell office:value-type="string" calcext:value-type="string">
            <text:p><text:s/>1,0 mm </text:p>
          </table:table-cell>
          <table:table-cell office:value-type="string" calcext:value-type="string">
            <text:p><text:s/>0,6 mm </text:p>
          </table:table-cell>
          <table:table-cell/>
          <table:table-cell office:value-type="string" calcext:value-type="string">
            <text:p>Rho Kupfer (ohm*cm)</text:p>
          </table:table-cell>
          <table:table-cell table:formula="of:=1.7*10^(-6)" office:value-type="float" office:value="0.0000017" calcext:value-type="float">
            <text:p>0,0000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-------------- </text:p>
          </table:table-cell>
          <table:table-cell table:number-columns-repeated="3" office:value-type="string" calcext:value-type="string">
            <text:p><text:s/>------ </text:p>
          </table:table-cell>
          <table:table-cell/>
          <table:table-cell office:value-type="string" calcext:value-type="string">
            <text:p>alpha Kupfer (ohm/ohm/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Strom (A) <text:s/></text:p>
          </table:table-cell>
          <table:table-cell table:style-name="ce1" office:value-type="float" office:value="0.8" calcext:value-type="float">
            <text:p>0,80</text:p>
          </table:table-cell>
          <table:table-cell table:style-name="ce1" office:value-type="float" office:value="0.2" calcext:value-type="float">
            <text:p>0,2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Leitungsdicke <text:s/>(um)</text:p>
          </table:table-cell>
          <table:table-cell table:number-columns-repeated="3" table:style-name="ce1" office:value-type="float" office:value="35" calcext:value-type="float">
            <text:p>35,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Temperatur (°C)</text:p>
          </table:table-cell>
          <table:table-cell table:number-columns-repeated="3" table:style-name="ce1" office:value-type="float" office:value="25" calcext:value-type="float">
            <text:p>25,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Leitungslänge (mm)</text:p>
          </table:table-cell>
          <table:table-cell table:style-name="ce1" office:value-type="float" office:value="230" calcext:value-type="float">
            <text:p>230,00</text:p>
          </table:table-cell>
          <table:table-cell table:style-name="ce1" office:value-type="float" office:value="460" calcext:value-type="float">
            <text:p>460,00</text:p>
          </table:table-cell>
          <table:table-cell table:style-name="ce1" office:value-type="float" office:value="232" calcext:value-type="float">
            <text:p>232,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mp.-anstieg (K)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nimale Leitungsbreite</text:p>
          </table:table-cell>
          <table:table-cell office:value-type="float" office:value="0.574" calcext:value-type="float">
            <text:p>0,574</text:p>
          </table:table-cell>
          <table:table-cell office:value-type="float" office:value="0.0849" calcext:value-type="float">
            <text:p>0,0849</text:p>
          </table:table-cell>
          <table:table-cell office:value-type="float" office:value="0.00136" calcext:value-type="float">
            <text:p>0,00136</text:p>
          </table:table-cell>
          <table:table-cell/>
          <table:table-cell office:value-type="string" calcext:value-type="string">
            <text:p>https://www.advancedpcb.com/en-us/tools/trace-width-calculator/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ewählte Leitungsbreite (mm)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itungswiderstand</text:p>
          </table:table-cell>
          <table:table-cell table:style-name="ce2" table:formula="of:=([.I3]*[.D8]*10)/([.D6]*[.D13])*(1+[.I4]*([.D7]-25))" office:value-type="float" office:value="0.0000744761904761905" calcext:value-type="float">
            <text:p>74,48E-06</text:p>
          </table:table-cell>
          <table:table-cell table:style-name="ce2" table:formula="of:=([.I3]*[.E8]*10)/([.E6]*[.E13])*(1+[.I4]*([.E7]-25))" office:value-type="float" office:value="0.000223428571428571" calcext:value-type="float">
            <text:p>223,43E-06</text:p>
          </table:table-cell>
          <table:table-cell table:style-name="ce2" table:formula="of:=([.I3]*[.F8]*10)/([.F6]*[.F13])*(1+[.I4]*([.F7]-25))" office:value-type="float" office:value="0.000187809523809524" calcext:value-type="float">
            <text:p>187,81E-06</text:p>
          </table:table-cell>
          <table:table-cell/>
          <table:table-cell office:value-type="string" calcext:value-type="string">
            <text:p>R=(Rho*Länge)/(Dicke*Breite)*(1+alpha(Temp-25)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annungsabfall</text:p>
          </table:table-cell>
          <table:table-cell table:style-name="ce2" table:formula="of:=[.D14]*[.D5]" office:value-type="float" office:value="0.0000595809523809524" calcext:value-type="float">
            <text:p>59,58E-06</text:p>
          </table:table-cell>
          <table:table-cell table:style-name="ce2" table:formula="of:=[.E14]*[.E5]" office:value-type="float" office:value="0.0000446857142857143" calcext:value-type="float">
            <text:p>44,69E-06</text:p>
          </table:table-cell>
          <table:table-cell table:style-name="ce2" table:formula="of:=[.F14]*[.F5]" office:value-type="float" office:value="0.00000187809523809524" calcext:value-type="float">
            <text:p>1,88E-06</text:p>
          </table:table-cell>
          <table:table-cell/>
          <table:table-cell office:value-type="string" calcext:value-type="string">
            <text:p>U=R*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9" number:min-decimal-places="19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.00.0000</text:date>, <text:time style:data-style-name="N2" text:time-value="22:23:49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4T20:27:54.304000000</meta:creation-date>
    <dc:date>2025-05-05T22:27:23.125000000</dc:date>
    <meta:editing-duration>PT25M39S</meta:editing-duration>
    <meta:editing-cycles>2</meta:editing-cycles>
    <meta:generator>LibreOffice/7.6.3.2$Windows_X86_64 LibreOffice_project/29d686fea9f6705b262d369fede658f824154cc0</meta:generator>
    <meta:document-statistic meta:table-count="1" meta:cell-count="50" meta:object-count="0"/>
  </office:meta>
</office:document-meta>
</file>